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pperplate Gothic Light" svg:font-family="Copperplate Gothic Light" style:font-family-generic="swiss" style:font-pitch="variable" svg:panose-1="2 14 5 7 2 2 6 2 4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2pt" style:font-size-asian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fo:font-size="12pt" style:font-size-asian="12pt"/>
    </style:style>
    <style:style style:name="P3" style:parent-style-name="Normal" style:family="paragraph">
      <style:paragraph-properties fo:text-align="justify"/>
      <style:text-properties fo:font-size="12pt" style:font-size-asian="12pt"/>
    </style:style>
    <style:style style:name="P4" style:parent-style-name="Normal" style:family="paragraph">
      <style:paragraph-properties fo:text-align="justify"/>
      <style:text-properties fo:font-size="12pt" style:font-size-asian="12pt"/>
    </style:style>
    <style:style style:name="P5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6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7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8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9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0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1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2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3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4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5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6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7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8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19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</style:style>
    <style:style style:name="T20" style:parent-style-name="DefaultParagraphFont" style:family="text">
      <style:text-properties fo:font-size="12pt" style:font-size-asian="12pt"/>
    </style:style>
    <style:style style:name="P21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22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23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24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25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26" style:parent-style-name="Normal" style:family="paragraph">
      <style:paragraph-properties fo:text-align="justify">
        <style:tab-stops>
          <style:tab-stop style:type="left" style:position="4.6277in"/>
        </style:tab-stops>
      </style:paragraph-properties>
      <style:text-properties fo:font-size="12pt" style:font-size-asian="12pt"/>
    </style:style>
    <style:style style:name="P27" style:parent-style-name="Normal" style:family="paragraph">
      <style:paragraph-properties fo:text-align="justify"/>
      <style:text-properties fo:font-size="12pt" style:font-size-asian="12pt"/>
    </style:style>
    <style:style style:name="P28" style:parent-style-name="Normal" style:family="paragraph">
      <style:paragraph-properties fo:text-align="justify"/>
      <style:text-properties fo:font-size="12pt" style:font-size-asian="12pt"/>
    </style:style>
    <style:style style:name="P29" style:parent-style-name="Normal" style:family="paragraph">
      <style:paragraph-properties fo:text-align="justify"/>
      <style:text-properties fo:font-size="12pt" style:font-size-asian="12pt"/>
    </style:style>
    <style:style style:name="P30" style:parent-style-name="Normal" style:family="paragraph">
      <style:paragraph-properties fo:text-align="justify"/>
      <style:text-properties fo:font-size="12pt" style:font-size-asian="12pt"/>
    </style:style>
  </office:automatic-styles>
  <office:body>
    <office:text text:use-soft-page-breaks="true">
      <text:p text:style-name="P1">Algorithm Plan</text:p>
      <text:p text:style-name="P2">Ask player 1 for details and validate the details</text:p>
      <text:p text:style-name="P3">Ask player 2 for details and validate the details</text:p>
      <text:p text:style-name="P4">Create a deck of cards<text:s/></text:p>
      <text:p text:style-name="P5">Shuffle the deck (randomise the order)<text:tab/></text:p>
      <text:p text:style-name="P6">Ask<text:s/>the user if they want instructions and display if they do</text:p>
      <text:p text:style-name="P7">Allow player 1 to draw a card (through GUI or console)</text:p>
      <text:p text:style-name="P8">Display the card (through GUI or console)</text:p>
      <text:p text:style-name="P9">Allow player 2 to draw a card (through GUI or console)</text:p>
      <text:p text:style-name="P10">Display the card (through GUI or console)</text:p>
      <text:p text:style-name="P11">Work<text:s/>out the winner of the round (through colour / number theory)</text:p>
      <text:p text:style-name="P12">store the cards with the winner of the round</text:p>
      <text:p text:style-name="P13">Repeat until no cards are left</text:p>
      <text:p text:style-name="P14">Display the winner - person with most cards (through GUI or console)</text:p>
      <text:p text:style-name="P15">Display the winners cards (through GUI or console)</text:p>
      <text:p text:style-name="P16">Store the name, result of the winner in an external file</text:p>
      <text:p text:style-name="P17">find the top 5 results from the external file</text:p>
      <text:p text:style-name="P18">Display the top 5 results from the external file (through GUI or console)</text:p>
      <text:p text:style-name="P19"><text:span text:style-name="T20">Display a exit message (through GUI or console)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pperplate Gothic Light" svg:font-family="Copperplate Gothic Light" style:font-family-generic="swiss" style:font-pitch="variable" svg:panose-1="2 14 5 7 2 2 6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Quote" style:display-name="Intense Quote" style:family="paragraph" style:parent-style-name="Heading3" style:next-style-name="Normal" style:default-outline-level="3">
      <style:paragraph-properties fo:keep-with-next="auto" fo:keep-together="auto" fo:margin-top="0.0833in" fo:margin-bottom="0.0833in" fo:line-height="100%" fo:margin-right="1in"/>
      <style:text-properties style:font-name="Copperplate Gothic Light" style:font-name-asian="Calibri" style:font-weight-complex="normal" fo:color="#5F497A" fo:letter-spacing="0.0034in" fo:font-size="10pt" style:font-size-asian="10pt" style:font-size-complex="10pt" fo:hyphenate="false"/>
    </style:style>
    <style:style style:name="IntenseQuoteChar" style:display-name="Intense Quote Char" style:family="text" style:parent-style-name="DefaultParagraphFont">
      <style:text-properties style:font-name="Copperplate Gothic Light" fo:font-weight="bold" style:font-weight-asian="bold" fo:color="#5F497A" fo:letter-spacing="0.0034in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rinath Bettahalli</meta:initial-creator>
    <dc:creator>Srinath Bettahalli</dc:creator>
    <meta:creation-date>2020-06-17T10:53:00Z</meta:creation-date>
    <dc:date>2020-06-17T12:36:00Z</dc:date>
    <meta:template xlink:href="Normal" xlink:type="simple"/>
    <meta:editing-cycles>2</meta:editing-cycles>
    <meta:editing-duration>PT6000S</meta:editing-duration>
    <meta:document-statistic meta:page-count="2" meta:paragraph-count="1" meta:word-count="139" meta:character-count="931" meta:row-count="6" meta:non-whitespace-character-count="793"/>
  </office:meta>
</office:document-meta>
</file>